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Смысл</text:p>
          </table:table-cell>
          <table:table-cell table:style-name="ce2" office:value-type="string" calcext:value-type="string" table:number-columns-spanned="2" table:number-rows-spanned="1">
            <text:p>Элементарная задача</text:p>
          </table:table-cell>
          <table:covered-table-cell/>
          <table:table-cell office:value-type="string" calcext:value-type="string">
            <text:p>Графики</text:p>
          </table:table-cell>
          <table:table-cell office:value-type="string" calcext:value-type="string">
            <text:p>Выбор и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личество в банке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Сложность</text:p>
            <text:p>алгоритмизации</text:p>
          </table:table-cell>
          <table:table-cell table:number-columns-repeated="2"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вижки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jqPlo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ототипов/шабл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рый номер</text:p>
          </table:table-cell>
          <table:table-cell table:number-columns-repeated="2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омментарий</text:p>
          </table:table-cell>
          <table:table-cell table:style-name="ce2" office:value-type="string" calcext:value-type="string" table:number-columns-spanned="2" table:number-rows-spanned="1">
            <text:p>Зачем разделили — непонятно. Нумерация шаблонов общая</text:p>
          </table:table-cell>
          <table:covered-table-cell/>
          <table:table-cell table:number-columns-repeated="1021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Авдеев</meta:initial-creator>
    <meta:creation-date>2014-01-23T16:27:04.962527918</meta:creation-date>
    <meta:generator>LibreOffice/4.1.4.2$Linux_x86 LibreOffice_project/410m0$Build-2</meta:generator>
    <dc:date>2014-01-23T18:28:00.195567061</dc:date>
    <dc:creator>Николай Авдеев</dc:creator>
    <meta:editing-duration>PT1H19M58S</meta:editing-duration>
    <meta:editing-cycles>3</meta:editing-cycles>
    <meta:document-statistic meta:table-count="1" meta:cell-count="56" meta:object-count="0"/>
  </office:meta>
</office:document-meta>
</file>